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/>
    </style:style>
    <style:style style:name="ce5" style:family="table-cell" style:parent-style-name="Default" style:data-style-name="N3">
      <style:table-cell-properties fo:background-color="#ffd8ce"/>
    </style:style>
    <style:style style:name="ce6" style:family="table-cell" style:parent-style-name="Default" style:data-style-name="N4">
      <style:table-cell-properties fo:background-color="#ffd8ce"/>
    </style:style>
    <style:style style:name="ce7" style:family="table-cell" style:parent-style-name="Default" style:data-style-name="N10"/>
    <style:style style:name="ce17" style:family="table-cell" style:parent-style-name="Default" style:data-style-name="N10">
      <style:table-cell-properties fo:background-color="#ffff00"/>
    </style:style>
    <style:style style:name="ce18" style:family="table-cell" style:parent-style-name="Default" style:data-style-name="N10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in" svg:height="3.5429in" svg:x="5.5827in" svg:y="3.8157in">
            <draw:object draw:notify-on-update-of-ranges="results.D3:results.D5 results.E2:results.E2 results.E3:results.E5 results.F2:results.F2 results.F3:results.F5 results.G2:results.G2 results.G3:results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ole count</text:p>
          </table:table-cell>
          <table:table-cell table:style-name="ce1" table:formula="of:=SUM([.D3:.D5])" office:value-type="float" office:value="5931.20996" calcext:value-type="float">
            <text:p>5931.20996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iff</text:p>
          </table:table-cell>
          <table:table-cell table:style-name="ce4" office:value-type="string" calcext:value-type="string">
            <text:p>pow2f</text:p>
          </table:table-cell>
          <table:table-cell table:style-name="ce4" office:value-type="string" calcext:value-type="string">
            <text:p>accum</text:p>
          </table:table-cell>
          <table:table-cell table:style-name="ce4" office:value-type="string" calcext:value-type="string">
            <text:p>whole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2" table:formula="of:=[.D3]/[.$B$2]" office:value-type="percentage" office:value="0" calcext:value-type="percentage">
            <text:p>0%</text:p>
          </table:table-cell>
          <table:table-cell office:value-type="float" office:value="29205" calcext:value-type="float">
            <text:p>292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4956" calcext:value-type="float">
            <text:p>4956</text:p>
          </table:table-cell>
          <table:table-cell office:value-type="float" office:value="3564" calcext:value-type="float">
            <text:p>3564</text:p>
          </table:table-cell>
          <table:table-cell table:formula="of:=SUM([.E3:.G3])" office:value-type="float" office:value="12204" calcext:value-type="float">
            <text:p>12204</text:p>
          </table:table-cell>
          <table:table-cell/>
          <table:table-cell office:value-type="string" calcext:value-type="string">
            <text:p>1 cycle</text:p>
          </table:table-cell>
          <table:table-cell table:formula="of:=1/[.K2]" office:value-type="float" office:value="0.0000000625" calcext:value-type="float">
            <text:p>0.000000062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/>
          <table:table-cell table:style-name="ce2" table:formula="of:=[.D4]/[.$B$2]" office:value-type="percentage" office:value="0.5" calcext:value-type="percentage">
            <text:p>50%</text:p>
          </table:table-cell>
          <table:table-cell office:value-type="float" office:value="298" calcext:value-type="float">
            <text:p>298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696" calcext:value-type="float">
            <text:p>3696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4:.G4])" office:value-type="float" office:value="24455" calcext:value-type="float">
            <text:p>24455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D5]/[.$B$2]" office:value-type="percentage" office:value="0.5" calcext:value-type="percentage">
            <text:p>50%</text:p>
          </table:table-cell>
          <table:table-cell office:value-type="float" office:value="297" calcext:value-type="float">
            <text:p>297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768" calcext:value-type="float">
            <text:p>3768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5:.G5])" office:value-type="float" office:value="24527" calcext:value-type="float">
            <text:p>245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table:formula="of:=[.E3]/[.$H3]" office:value-type="percentage" office:value="0.301868239921337" calcext:value-type="percentage">
            <text:p>30%</text:p>
          </table:table-cell>
          <table:table-cell table:style-name="ce7" table:formula="of:=[.F3]/[.$H3]" office:value-type="percentage" office:value="0.406096361848574" calcext:value-type="percentage">
            <text:p>41%</text:p>
          </table:table-cell>
          <table:table-cell table:style-name="ce7" table:formula="of:=[.G3]/[.$H3]" office:value-type="percentage" office:value="0.292035398230089" calcext:value-type="percentage">
            <text:p>29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4]/[.$H4]" office:value-type="percentage" office:value="0.151134737272541" calcext:value-type="percentage">
            <text:p>15%</text:p>
          </table:table-cell>
          <table:table-cell table:style-name="ce17" table:formula="of:=[.F4]/[.$H4]" office:value-type="percentage" office:value="0.669638110815784" calcext:value-type="percentage">
            <text:p>67%</text:p>
          </table:table-cell>
          <table:table-cell table:style-name="ce7" table:formula="of:=[.G4]/[.$H4]" office:value-type="percentage" office:value="0.179227151911675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5]/[.$H5]" office:value-type="percentage" office:value="0.153626615566519" calcext:value-type="percentage">
            <text:p>15%</text:p>
          </table:table-cell>
          <table:table-cell table:style-name="ce17" table:formula="of:=[.F5]/[.$H5]" office:value-type="percentage" office:value="0.667672361071472" calcext:value-type="percentage">
            <text:p>67%</text:p>
          </table:table-cell>
          <table:table-cell table:style-name="ce7" table:formula="of:=[.G5]/[.$H5]" office:value-type="percentage" office:value="0.178701023362009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[.E3]*[.$C3]" office:value-type="float" office:value="107591220" calcext:value-type="float">
            <text:p>107591220</text:p>
          </table:table-cell>
          <table:table-cell table:formula="of:=[.F3]*[.$C3]" office:value-type="float" office:value="144739980" calcext:value-type="float">
            <text:p>144739980</text:p>
          </table:table-cell>
          <table:table-cell table:formula="of:=[.G3]*[.$C3]" office:value-type="float" office:value="104086620" calcext:value-type="float">
            <text:p>10408662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]*[.$C4]" office:value-type="float" office:value="1101408" calcext:value-type="float">
            <text:p>1101408</text:p>
          </table:table-cell>
          <table:table-cell table:formula="of:=[.F4]*[.$C4]" office:value-type="float" office:value="4880048" calcext:value-type="float">
            <text:p>4880048</text:p>
          </table:table-cell>
          <table:table-cell table:formula="of:=[.G4]*[.$C4]" office:value-type="float" office:value="1306134" calcext:value-type="float">
            <text:p>130613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]*[.$C5]" office:value-type="float" office:value="1119096" calcext:value-type="float">
            <text:p>1119096</text:p>
          </table:table-cell>
          <table:table-cell table:formula="of:=[.F5]*[.$C5]" office:value-type="float" office:value="4863672" calcext:value-type="float">
            <text:p>4863672</text:p>
          </table:table-cell>
          <table:table-cell table:formula="of:=[.G5]*[.$C5]" office:value-type="float" office:value="1301751" calcext:value-type="float">
            <text:p>1301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whole cycles</text:p>
          </table:table-cell>
          <table:table-cell table:style-name="ce5" table:formula="of:=SUM([.E11:.G13])" office:value-type="float" office:value="370989929" calcext:value-type="float">
            <text:p>370,989,9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whole sec</text:p>
          </table:table-cell>
          <table:table-cell table:style-name="ce6" table:formula="of:=[.D14]*[.K3]" office:value-type="float" office:value="23.1868705625" calcext:value-type="float">
            <text:p>23.19</text:p>
          </table:table-cell>
          <table:table-cell table:style-name="ce7" table:formula="of:=[.E11]/[.$D$14]" office:value-type="percentage" office:value="0.290011160922916" calcext:value-type="percentage">
            <text:p>29%</text:p>
          </table:table-cell>
          <table:table-cell table:style-name="ce17" table:formula="of:=[.F11]/[.$D$14]" office:value-type="percentage" office:value="0.390145307691088" calcext:value-type="percentage">
            <text:p>39%</text:p>
          </table:table-cell>
          <table:table-cell table:style-name="ce18" table:formula="of:=[.G11]/[.$D$14]" office:value-type="percentage" office:value="0.280564543303277" calcext:value-type="percentage">
            <text:p>2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2]/[.$D$14]" office:value-type="percentage" office:value="0.00296883530765602" calcext:value-type="percentage">
            <text:p>0%</text:p>
          </table:table-cell>
          <table:table-cell table:style-name="ce7" table:formula="of:=[.F12]/[.$D$14]" office:value-type="percentage" office:value="0.013154125270069" calcext:value-type="percentage">
            <text:p>1%</text:p>
          </table:table-cell>
          <table:table-cell table:style-name="ce7" table:formula="of:=[.G12]/[.$D$14]" office:value-type="percentage" office:value="0.00352067239000442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3]/[.$D$14]" office:value-type="percentage" office:value="0.00301651315176267" calcext:value-type="percentage">
            <text:p>0%</text:p>
          </table:table-cell>
          <table:table-cell table:style-name="ce7" table:formula="of:=[.F13]/[.$D$14]" office:value-type="percentage" office:value="0.0131099839101023" calcext:value-type="percentage">
            <text:p>1%</text:p>
          </table:table-cell>
          <table:table-cell table:style-name="ce7" table:formula="of:=[.G13]/[.$D$14]" office:value-type="percentage" office:value="0.00350885805312521" calcext:value-type="percentage">
            <text:p>0%</text:p>
          </table:table-cell>
          <table:table-cell table:number-columns-repeated="5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17:27.412947570</meta:creation-date>
    <meta:generator>LibreOffice/7.4.7.2$Linux_X86_64 LibreOffice_project/40$Build-2</meta:generator>
    <meta:editing-duration>PT1H25M</meta:editing-duration>
    <meta:editing-cycles>13</meta:editing-cycles>
    <dc:title>height022</dc:title>
    <dc:date>2024-10-30T10:04:55.117717567</dc:date>
    <meta:document-statistic meta:table-count="1" meta:cell-count="66" meta:object-count="1"/>
    <meta:template xlink:type="simple" xlink:actuate="onRequest" xlink:title="height022" xlink:href="../../../../.config/libreoffice/4/user/template/height022.ots" meta:date="2024-10-29T18:17:27.0970210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bar" chart:style-name="ch1">
        <chart:legend chart:legend-position="end" svg:x="14.211cm" svg:y="3.703cm" style:legend-expansion="high" chart:style-name="ch2"/>
        <chart:plot-area chart:style-name="ch3" table:cell-range-address="results.D3:results.G5 results.E2:results.G2" chart:data-source-has-labels="both" svg:x="0.319cm" svg:y="0.18cm" svg:width="13.573cm" svg:height="8.64cm">
          <chart:coordinate-region svg:x="1.496cm" svg:y="0.379cm" svg:width="12.396cm" svg:height="7.794cm"/>
          <chart:axis chart:dimension="x" chart:name="primary-x" chart:style-name="ch4" chartooo:axis-type="auto">
            <chartooo:date-scale/>
            <chart:categories table:cell-range-address="results.D3:results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3:results.E5" chart:label-cell-address="results.E2:results.E2" chart:class="chart:bar">
            <chart:data-point chart:repeated="3"/>
          </chart:series>
          <chart:series chart:style-name="ch8" chart:values-cell-range-address="results.F3:results.F5" chart:label-cell-address="results.F2:results.F2" chart:class="chart:bar">
            <chart:data-point chart:repeated="3"/>
          </chart:series>
          <chart:series chart:style-name="ch9" chart:values-cell-range-address="results.G3:results.G5" chart:label-cell-address="results.G2:result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results.E2:results.E2</svg:desc>
                </draw:g>
              </table:table-cell>
              <table:table-cell office:value-type="string">
                <text:p>pow2f</text:p>
                <draw:g>
                  <svg:desc>results.F2:results.F2</svg:desc>
                </draw:g>
              </table:table-cell>
              <table:table-cell office:value-type="string">
                <text:p>accum</text:p>
                <draw:g>
                  <svg:desc>results.G2:results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D3:results.D5</svg:desc>
                </draw:g>
              </table:table-cell>
              <table:table-cell office:value-type="float" office:value="3684">
                <text:p>3684</text:p>
                <draw:g>
                  <svg:desc>results.E3:results.E5</svg:desc>
                </draw:g>
              </table:table-cell>
              <table:table-cell office:value-type="float" office:value="4956">
                <text:p>4956</text:p>
                <draw:g>
                  <svg:desc>results.F3:results.F5</svg:desc>
                </draw:g>
              </table:table-cell>
              <table:table-cell office:value-type="float" office:value="3564">
                <text:p>3564</text:p>
                <draw:g>
                  <svg:desc>results.G3:results.G5</svg:desc>
                </draw:g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696">
                <text:p>3696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768">
                <text:p>3768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